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modern" style:font-pitch="fixed" style:name="Courier" svg:font-family="Courier"/>
    <style:font-face style:font-family-generic="modern" style:font-pitch="fixed" style:name="Courier" svg:font-family="Courier"/>
  </office:font-face-decls>
  <office:automatic-styles>
    <style:style style:family="text" style:name="ac8e06e">
      <style:text-properties style:font-name="Courier"/>
    </style:style>
  </office:automatic-styles>
  <office:body>
    <office:text>
      <text:p><text:span text:style-name="ac8e06e">Courier subscrip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modern" style:font-pitch="fixed" style:name="Courier" svg:font-family="Courier"/>
    <style:font-face style:font-family-generic="modern" style:font-pitch="fixed" style:name="Courier" svg:font-family="Courier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4</dc:date>
    <meta:editing-cycles>2</meta:editing-cycles>
    <meta:editing-duration>PT0.008S</meta:editing-duration>
  </office:meta>
</office:document-meta>
</file>